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1.626cm"/>
    </style:style>
    <style:style style:name="gr6" style:family="graphic" style:parent-style-name="standard">
      <style:graphic-properties draw:stroke="dash" draw:stroke-dash="Fine_20_Dashed" svg:stroke-width="0.1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5cm" svg:height="3.5cm" svg:x="6.5cm" svg:y="0.5cm">
          <text:p text:style-name="P1">OCRop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" draw:layer="layout" svg:width="1.5cm" svg:height="2.5cm" svg:x="0.5cm" svg:y="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2cm" svg:y1="2.249cm" svg:x2="6.5cm" svg:y2="2.249cm" draw:start-shape="id1" draw:start-glue-point="8" draw:end-shape="id2" draw:end-glue-point="5" svg:d="m2000 2249h4500">
          <text:p text:style-name="P1"/>
          <text:p text:style-name="P1"/>
          <text:p text:style-name="P1"/>
          <text:p text:style-name="P1"/>
          <text:p text:style-name="P1">multipage</text:p>
          <text:p text:style-name="P1">binary</text:p>
          <text:p text:style-name="P1">TIFF</text:p>
        </draw:connector>
        <draw:custom-shape draw:style-name="gr2" draw:text-style-name="P1" draw:id="id3" draw:layer="layout" svg:width="1.5cm" svg:height="2.5cm" svg:x="15.1cm" svg:y="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10cm" svg:y1="2.25cm" svg:x2="15.1cm" svg:y2="2.249cm" draw:start-shape="id2" draw:end-shape="id3" draw:end-glue-point="6" svg:d="m10000 2250 5100-1">
          <text:p text:style-name="P1"/>
          <text:p text:style-name="P1"/>
          <text:p text:style-name="P1"/>
          <text:p text:style-name="P1"/>
          <text:p text:style-name="P1">OCRopus</text:p>
          <text:p text:style-name="P1">book structure</text:p>
          <text:p text:style-name="P1"/>
        </draw:connector>
        <draw:custom-shape draw:style-name="gr1" draw:text-style-name="P1" draw:id="id4" draw:layer="layout" svg:width="3.5cm" svg:height="3.5cm" svg:x="6.5cm" svg:y="4.7cm">
          <text:p text:style-name="P1">token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5" draw:layer="layout" svg:width="1.5cm" svg:height="2.5cm" svg:x="0.5cm" svg:y="5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6.5cm" svg:y1="6.449cm" svg:x2="2cm" svg:y2="6.449cm" draw:start-shape="id4" draw:start-glue-point="5" draw:end-shape="id5" draw:end-glue-point="8" svg:d="m6500 6449h-4500">
          <text:p text:style-name="P1"/>
          <text:p text:style-name="P1">extended </text:p>
          <text:p text:style-name="P1">OCRopus</text:p>
          <text:p text:style-name="P1">book structure</text:p>
        </draw:connector>
        <draw:custom-shape draw:style-name="gr1" draw:text-style-name="P1" draw:id="id6" draw:layer="layout" svg:width="3.381cm" svg:height="3.381cm" svg:x="5.119cm" svg:y="8.619cm">
          <text:p text:style-name="P1">font</text:p>
          <text:p text:style-name="P1">gen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.849cm" svg:y1="3.5cm" svg:x2="10cm" svg:y2="6.449cm" draw:start-shape="id3" draw:start-glue-point="7" draw:end-shape="id4" draw:end-glue-point="7" svg:d="m15849 3500v2949h-5849">
          <text:p/>
        </draw:connector>
        <draw:frame draw:style-name="gr5" draw:text-style-name="P1" draw:layer="layout" svg:width="4.519cm" svg:height="1.876cm" svg:x="10.981cm" svg:y="4.924cm">
          <draw:text-box>
            <text:p text:style-name="P1">OCRopus</text:p>
            <text:p text:style-name="P1">book structure</text:p>
          </draw:text-box>
        </draw:frame>
        <draw:connector draw:style-name="gr4" draw:text-style-name="P1" draw:layer="layout" svg:x1="1.249cm" svg:y1="7.7cm" svg:x2="5.119cm" svg:y2="10.309cm" draw:start-shape="id5" draw:start-glue-point="7" draw:end-shape="id6" draw:end-glue-point="5" svg:d="m1249 7700v2609h3870">
          <text:p/>
        </draw:connector>
        <draw:frame draw:style-name="gr5" draw:text-style-name="P1" draw:layer="layout" svg:width="4.519cm" svg:height="2.384cm" svg:x="1cm" svg:y="10.116cm">
          <draw:text-box>
            <text:p text:style-name="P1">extended</text:p>
            <text:p text:style-name="P1">OCRopus</text:p>
            <text:p text:style-name="P1">book structure</text:p>
          </draw:text-box>
        </draw:frame>
        <draw:custom-shape draw:style-name="gr2" draw:text-style-name="P1" draw:id="id15" draw:layer="layout" svg:width="1.5cm" svg:height="2.5cm" svg:x="17.2cm" svg:y="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id="id8" draw:layer="layout" svg:width="4cm" svg:height="4cm" svg:x="6.5cm" svg:y="14.6cm">
          <text:p text:style-name="P1">OCRop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7" draw:layer="layout" svg:width="1.5cm" svg:height="2.5cm" svg:x="0.5cm" svg:y="15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2cm" svg:y1="16.649cm" svg:x2="6.5cm" svg:y2="16.599cm" draw:start-shape="id7" draw:start-glue-point="8" draw:end-shape="id8" draw:end-glue-point="5" svg:d="m2000 16649 4500-50">
          <text:p text:style-name="P1"/>
          <text:p text:style-name="P1"/>
          <text:p text:style-name="P1"/>
          <text:p text:style-name="P1"/>
          <text:p text:style-name="P1">multipage</text:p>
          <text:p text:style-name="P1">binary</text:p>
          <text:p text:style-name="P1">TIFF</text:p>
        </draw:connector>
        <draw:custom-shape draw:style-name="gr2" draw:text-style-name="P1" draw:id="id9" draw:layer="layout" svg:width="1.5cm" svg:height="2.5cm" svg:x="15.1cm" svg:y="15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10.5cm" svg:y1="16.6cm" svg:x2="15.1cm" svg:y2="16.649cm" draw:start-shape="id8" draw:end-shape="id9" draw:end-glue-point="6" svg:d="m10500 16600 4600 49">
          <text:p text:style-name="P1"/>
          <text:p text:style-name="P1"/>
          <text:p text:style-name="P1"/>
          <text:p text:style-name="P1"/>
          <text:p text:style-name="P1">OCRopus</text:p>
          <text:p text:style-name="P1">book structure</text:p>
          <text:p text:style-name="P1"/>
        </draw:connector>
        <draw:custom-shape draw:style-name="gr1" draw:text-style-name="P1" draw:id="id10" draw:layer="layout" svg:width="4cm" svg:height="4cm" svg:x="6.5cm" svg:y="19.2cm">
          <text:p text:style-name="P1">PDF</text:p>
          <text:p text:style-name="P1">gen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.849cm" svg:y1="17.9cm" svg:x2="10.498cm" svg:y2="21.199cm" draw:start-shape="id9" draw:start-glue-point="7" draw:end-shape="id10" draw:end-glue-point="7" svg:d="m15849 17900v3299h-5351">
          <text:p/>
        </draw:connector>
        <draw:frame draw:style-name="gr5" draw:text-style-name="P1" draw:layer="layout" svg:width="4.519cm" svg:height="1.876cm" svg:x="10.981cm" svg:y="19.7cm">
          <draw:text-box>
            <text:p text:style-name="P1">OCRopus</text:p>
            <text:p text:style-name="P1">book structure</text:p>
          </draw:text-box>
        </draw:frame>
        <draw:custom-shape draw:style-name="gr2" draw:text-style-name="P1" draw:id="id16" draw:layer="layout" svg:width="1.5cm" svg:height="2.5cm" svg:x="0.5cm" svg:y="20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11" draw:layer="layout" svg:width="1.5cm" svg:height="2.5cm" svg:x="0.5cm" svg:y="25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2cm" svg:y1="26.749cm" svg:x2="6.5cm" svg:y2="26.799cm" draw:start-shape="id11" draw:start-glue-point="8" draw:end-shape="id12" draw:end-glue-point="5" svg:d="m2000 26749 4500 50">
          <text:p text:style-name="P1"/>
          <text:p text:style-name="P1"/>
          <text:p text:style-name="P1"/>
          <text:p text:style-name="P1"/>
          <text:p text:style-name="P1">multipage</text:p>
          <text:p text:style-name="P1">binary</text:p>
          <text:p text:style-name="P1">TIFF</text:p>
        </draw:connector>
        <draw:custom-shape draw:style-name="gr2" draw:text-style-name="P1" draw:id="id13" draw:layer="layout" svg:width="1.5cm" svg:height="2.5cm" svg:x="15.1cm" svg:y="25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10.498cm" svg:y1="26.799cm" svg:x2="15.1cm" svg:y2="26.749cm" draw:start-shape="id12" draw:start-glue-point="7" draw:end-shape="id13" draw:end-glue-point="6" svg:d="m10498 26799 4602-50">
          <text:p text:style-name="P1"/>
          <text:p text:style-name="P1"/>
          <text:p text:style-name="P1"/>
          <text:p text:style-name="P1"/>
          <text:p text:style-name="P1">imageOnlyPDF</text:p>
          <text:p text:style-name="P1"/>
        </draw:connector>
        <draw:custom-shape draw:style-name="gr1" draw:text-style-name="P1" draw:id="id12" draw:layer="layout" svg:width="4cm" svg:height="4cm" svg:x="6.5cm" svg:y="24.8cm">
          <text:p text:style-name="P1">PDF</text:p>
          <text:p text:style-name="P1">gen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4.1cm" svg:y1="10.249cm" svg:x2="17.2cm" svg:y2="10.249cm" draw:start-shape="id14" draw:start-glue-point="7" draw:end-shape="id15" draw:end-glue-point="6" svg:d="m14100 10249h3100">
          <text:p text:style-name="P1">PDF/A</text:p>
          <text:p text:style-name="P1"/>
        </draw:connector>
        <draw:connector draw:style-name="gr3" draw:text-style-name="P1" draw:layer="layout" draw:type="line" svg:x1="6.5cm" svg:y1="21.199cm" svg:x2="2cm" svg:y2="21.249cm" draw:start-shape="id10" draw:start-glue-point="5" draw:end-shape="id16" draw:end-glue-point="8" svg:d="m6500 21199-4500 50">
          <text:p text:style-name="P1">imageTextPDF</text:p>
          <text:p text:style-name="P1"/>
        </draw:connector>
        <draw:line draw:style-name="gr6" draw:text-style-name="P1" draw:layer="layout" svg:x1="0.1cm" svg:y1="14cm" svg:x2="20.6cm" svg:y2="14cm">
          <text:p/>
        </draw:line>
        <draw:line draw:style-name="gr6" draw:text-style-name="P1" draw:layer="layout" svg:x1="0.1cm" svg:y1="24.1cm" svg:x2="20.6cm" svg:y2="24.1cm">
          <text:p/>
        </draw:line>
        <draw:frame draw:style-name="gr7" draw:text-style-name="P2" draw:layer="layout" svg:width="5.263cm" svg:height="2.087cm" draw:transform="rotate (1.5707963267946) translate (18.413cm 8.2cm)">
          <draw:text-box>
            <text:p><text:span text:style-name="T1">PDF/A</text:span></text:p>
          </draw:text-box>
        </draw:frame>
        <draw:frame draw:style-name="gr7" draw:text-style-name="P2" draw:layer="layout" svg:width="8.798cm" svg:height="2.087cm" draw:transform="rotate (1.5707963267946) translate (18.5cm 23.498cm)">
          <draw:text-box>
            <text:p><text:span text:style-name="T1">imgTxtPDF</text:span></text:p>
          </draw:text-box>
        </draw:frame>
        <draw:frame draw:style-name="gr7" draw:text-style-name="P2" draw:layer="layout" svg:width="3.709cm" svg:height="3.823cm" draw:transform="rotate (1.5707963267946) translate (17cm 28.709cm)">
          <draw:text-box>
            <text:p><text:span text:style-name="T1">img</text:span></text:p>
            <text:p><text:span text:style-name="T1">PDF</text:span></text:p>
          </draw:text-box>
        </draw:frame>
        <draw:custom-shape draw:style-name="gr1" draw:text-style-name="P1" draw:id="id14" draw:layer="layout" svg:width="3.5cm" svg:height="3.5cm" svg:x="10.6cm" svg:y="8.5cm">
          <text:p text:style-name="P1">PDF</text:p>
          <text:p text:style-name="P1">gen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.249cm" svg:y1="7.7cm" svg:x2="12.349cm" svg:y2="12cm" draw:start-shape="id5" draw:start-glue-point="7" draw:end-shape="id14" draw:end-glue-point="6" svg:d="m1249 7700v4802h11100v-502">
          <text:p/>
        </draw:connector>
        <draw:connector draw:style-name="gr3" draw:text-style-name="P1" draw:layer="layout" draw:type="line" svg:x1="8.5cm" svg:y1="10.309cm" svg:x2="10.6cm" svg:y2="10.249cm" draw:start-shape="id6" draw:start-glue-point="7" draw:end-shape="id14" draw:end-glue-point="5" svg:d="m8500 10309 2100-60">
          <text:p text:style-name="P1">fonts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ost van Beusekom</meta:initial-creator>
    <meta:creation-date>2010-02-18T08:34:58</meta:creation-date>
    <dc:date>2010-02-18T09:05:17</dc:date>
    <dc:creator>Joost van Beusekom</dc:creator>
    <meta:editing-duration>PT00H19M37S</meta:editing-duration>
    <meta:editing-cycles>8</meta:editing-cycles>
    <meta:generator>OpenOffice.org/3.1$Linux OpenOffice.org_project/310m19$Build-9420</meta:generator>
    <meta:document-statistic meta:object-count="38"/>
  </office:meta>
</office:document-meta>
</file>